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24E126AEE270A753D3F.png" manifest:media-type="image/png"/>
  <manifest:file-entry manifest:full-path="Pictures/10000201000001E20000015518E00FA6BABEC8FB.png" manifest:media-type="image/png"/>
  <manifest:file-entry manifest:full-path="Pictures/1000020100000472000000D2C2F2415B9EDDDE3B.png" manifest:media-type="image/png"/>
  <manifest:file-entry manifest:full-path="Pictures/1000020100000472000000D2E50971827445C8C3.png" manifest:media-type="image/png"/>
  <manifest:file-entry manifest:full-path="Pictures/10000000000002FD0000024C1B86A05FCD3CE7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7%" draw:contrast="0%" draw:red="0%" draw:green="0%" draw:blue="0%" draw:gamma="2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7.6811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8.0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5346in" svg:height="4.6228in" draw:z-index="0"><draw:image xlink:href="Pictures/10000201000001E20000015518E00FA6BABEC8FB.png" xlink:type="simple" xlink:show="embed" xlink:actuate="onLoad"/></draw:frame><draw:frame draw:style-name="fr2" draw:name="Image2" text:anchor-type="paragraph" svg:x="0.1043in" svg:y="5.0311in" svg:width="6.4902in" svg:height="2.3283in" draw:z-index="1"><draw:image xlink:href="Pictures/1000020100000472000000D2C2F2415B9EDDDE3B.png" xlink:type="simple" xlink:show="embed" xlink:actuate="onLoad"/></draw:frame></text:p>
      <text:p text:style-name="Standard"><draw:frame draw:style-name="fr3" draw:name="Image3" text:anchor-type="paragraph" svg:x="0.1591in" svg:y="2.6772in" svg:width="6.3339in" svg:height="2.3811in" draw:z-index="2"><draw:image xlink:href="Pictures/1000020100000472000000D2E50971827445C8C3.png" xlink:type="simple" xlink:show="embed" xlink:actuate="onLoad"/></draw:frame></text:p>
      <text:p text:style-name="Standard"/>
      <text:p text:style-name="Standard"><draw:frame draw:style-name="fr4" draw:name="Image6" text:anchor-type="paragraph" svg:x="0.0311in" svg:y="-0.1453in" svg:width="6.3575in" svg:height="4.8866in" draw:z-index="3"><draw:image xlink:href="Pictures/10000000000002FD0000024C1B86A05FCD3CE719.png" xlink:type="simple" xlink:show="embed" xlink:actuate="onLoad"/></draw:frame><draw:frame draw:style-name="fr4" draw:name="Image4" text:anchor-type="paragraph" svg:x="0.0291in" svg:y="4.7598in" svg:width="6.0264in" svg:height="5.8in" draw:z-index="4"><draw:image xlink:href="Pictures/10000000000002650000024E126AEE270A753D3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8:31:27.104693801</meta:creation-date>
    <dc:date>2018-01-14T18:39:13.097508736</dc:date>
    <meta:editing-duration>PT7M46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